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100001B57000008BF193D3CE0.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3"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3"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3"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3"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3"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10" style:family="paragraph" style:parent-style-name="Table_20_Contents">
      <style:paragraph-properties fo:text-align="center" style:justify-single-word="false"/>
      <style:text-properties fo:color="#000000" style:font-name="HelveticaNeueLT Std3" fo:font-size="14pt" style:text-underline-style="none" fo:font-weight="bold" style:font-size-asian="14pt" style:font-weight-asian="bold" style:font-size-complex="14pt" style:font-weight-complex="bold"/>
    </style:style>
    <style:style style:name="P11" style:family="paragraph" style:parent-style-name="Contenu_20_de_20_tab7leau">
      <style:text-properties fo:color="#000000" style:text-underline-style="none"/>
    </style:style>
    <style:style style:name="P12" style:family="paragraph" style:parent-style-name="Text_20_body">
      <style:paragraph-properties fo:text-align="justify" style:justify-single-word="false"/>
      <style:text-properties style:text-underline-style="solid" style:text-underline-width="auto" style:text-underline-color="font-color"/>
    </style:style>
    <style:style style:name="P13" style:family="paragraph" style:parent-style-name="Text_20_body">
      <style:paragraph-properties fo:text-align="justify" style:justify-single-word="false"/>
      <style:text-properties style:text-underline-style="none"/>
    </style:style>
    <style:style style:name="P14" style:family="paragraph" style:parent-style-name="Standard">
      <style:paragraph-properties fo:text-align="center" style:justify-single-word="false"/>
      <style:text-properties fo:color="#000000" fo:font-size="20pt" style:text-underline-style="none" fo:font-weight="normal" style:font-size-asian="20pt" style:font-weight-asian="normal" style:font-size-complex="20pt" style:font-weight-complex="normal"/>
    </style:style>
    <style:style style:name="P15" style:family="paragraph" style:parent-style-name="Contents_20_Heading">
      <style:paragraph-properties fo:break-before="page"/>
    </style:style>
    <style:style style:name="P16" style:family="paragraph" style:parent-style-name="Heading_20_1">
      <style:paragraph-properties fo:break-before="page"/>
    </style:style>
    <style:style style:name="P17" style:family="paragraph" style:parent-style-name="Heading_20_2">
      <style:text-properties style:text-underline-style="none"/>
    </style:style>
    <style:style style:name="P18" style:family="paragraph" style:parent-style-name="Contenu_20_de_20_tab7leau">
      <style:text-properties fo:color="#000000" style:text-underline-style="none"/>
    </style:style>
    <style:style style:name="P19" style:family="paragraph">
      <style:paragraph-properties fo:text-align="center"/>
    </style:style>
    <style:style style:name="T1" style:family="text">
      <style:text-properties fo:color="#ffffff" style:font-name="HelveticaNeueLT Std3" fo:font-weight="bold" style:font-weight-asian="bold" style:font-weight-complex="bold"/>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font-name="HelveticaNeueLT St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19" svg:width="21.139cm" svg:height="29.922cm" svg:x="-3.422cm" svg:y="-2.986cm"><text:p/></draw:rect>CathyMini</text:p>
      <text:p text:style-name="P7">Projet d'intégration ECOM</text:p>
      <text:p text:style-name="P4"/>
      <text:p text:style-name="P6"/>
      <text:p text:style-name="P6"/>
      <text:p text:style-name="P6"/>
      <text:p text:style-name="P6"/>
      <text:p text:style-name="P1">Document D'évaluation Systè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0">Auteur</text:p>
          </table:table-cell>
          <table:table-cell table:style-name="Tableau1.A1" office:value-type="string">
            <text:p text:style-name="P10">Date</text:p>
          </table:table-cell>
          <table:table-cell table:style-name="Tableau1.C1" office:value-type="string">
            <text:p text:style-name="P10">Description</text:p>
          </table:table-cell>
        </table:table-row>
        <table:table-row>
          <table:table-cell table:style-name="Tableau1.A2" office:value-type="string">
            <text:p text:style-name="P11">RASSAT</text:p>
          </table:table-cell>
          <table:table-cell table:style-name="Tableau1.B2" office:value-type="date" office:date-value="2013-12-18">
            <text:p text:style-name="P11">18/12/13</text:p>
          </table:table-cell>
          <table:table-cell table:style-name="Tableau1.C2" office:value-type="string">
            <text:p text:style-name="P11">Version Initiale</text:p>
          </table:table-cell>
        </table:table-row>
        <table:table-row>
          <table:table-cell table:style-name="Tableau1.A2" office:value-type="string">
            <text:p text:style-name="P11"/>
          </table:table-cell>
          <table:table-cell table:style-name="Tableau1.B2">
            <text:p text:style-name="P11"/>
          </table:table-cell>
          <table:table-cell table:style-name="Tableau1.C2" office:value-type="string">
            <text:p text:style-name="P11"/>
          </table:table-cell>
        </table:table-row>
        <table:table-row>
          <table:table-cell table:style-name="Tableau1.A2" office:value-type="string">
            <text:p text:style-name="P9"/>
          </table:table-cell>
          <table:table-cell table:style-name="Tableau1.B2">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B2">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B2">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B2">
            <text:p text:style-name="P9"/>
          </table:table-cell>
          <table:table-cell table:style-name="Tableau1.C2" office:value-type="string">
            <text:p text:style-name="P9"/>
          </table:table-cell>
        </table:table-row>
      </table:table>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5">Table des matières</text:p>
          </text:index-title>
        </text:index-body>
      </text:table-of-content>
      <text:p text:style-name="P5"/>
      <text:h text:style-name="P16" text:outline-level="1">Introduction</text:h>
      <text:h text:style-name="Heading_20_2" text:outline-level="2">Objet Du Document</text:h>
      <text:p text:style-name="P12"/>
      <text:p text:style-name="P13"><text:tab/><text:span text:style-name="T5">Ce document atteste l'évaluation du projet CathyMini en date du 18 décembre 2013. Les versions postérieures ne sont pas concernés par ce document</text:span></text:p>
      <text:p text:style-name="P13"/>
      <text:h text:style-name="Heading_20_2" text:outline-level="2">Références</text:h>
      <text:p text:style-name="Text_20_body"/>
      <text:p text:style-name="Text_20_body"><text:tab/>Document de conception détaillée de CathyMini.</text:p>
      <text:p text:style-name="Text_20_body"/>
      <text:h text:style-name="P17" text:outline-level="2"><text:span text:style-name="T3">Déroulement du projet</text:span></text:h>
      <text:p text:style-name="Text_20_body"><text:span text:style-name="T4"><text:tab/></text:span></text:p>
      <text:p text:style-name="Text_20_body"><text:span text:style-name="T4"><text:tab/>Le projet s'est déroulé en plusieurs cycles itératifs, incrémentales et adaptatifs, cela dû à l'utilisation d'un processus de développement agile. On peut toutefois divisé le projet de plus grands cycles représentant les différentes phases de l'avancée du projet. L'équipe a commencé par définir les objectifs et les limites du projet sous la forme d'un cahier des charges. Après avoir définit le projet, l'équipe a travaillé sur la conception du système et la définition d'un plan de développement sous la forme d'un </text:span><text:span text:style-name="T2">backlog. </text:span><text:span text:style-name="T4">Enfin, l'équipe a débuté la phase de développement et a réévaluée la conception du système à chaque fin de sprint pour, si le besoin était, s'adapter à des besoins qui n'avaient pas été envisagés au moment de la conception précédente. </text:span></text:p>
      <text:p text:style-name="Text_20_body"><text:span text:style-name="T4"><text:tab/>La robustesse de l'architecture que nous avions conçu n'a pas nécessité de modification, toutefois des méthodes ont dus être ajoutées aux façades et des attributs des Java Entity Bean ont du être modifiées. On pourra prendre comme exemple le passage des dates en base de donnée de </text:span><text:span text:style-name="T2">java.util.date</text:span><text:span text:style-name="T4"> en Long pour étendre la compatibilité.</text:span></text:p>
      <text:p text:style-name="Text_20_body"><text:span text:style-name="T4"><text:tab/>Sur le temps total de conception et développement du système, l'équipe a consacré environ 40% du temps à la conception et 60% au développement. Les principales difficultés que nous avons rencontrés ont résulté de l'application d'une méthodologie de conception et développement nouvelle et de l'apprentissage de technologies inconnues, notamment JAVA JEE. </text:span></text:p>
      <text:p text:style-name="Text_20_body"><text:span text:style-name="T4"/></text:p>
      <text:p text:style-name="Text_20_body"><text:span text:style-name="T4"><text:tab/>L'équipe n'a pas encore réalisé la phase de test final avant la mise en production. Toutefois, quelques tests ont déjà été réalisés grâce au framework Java de test Mockito.</text:span></text:p>
      <text:h text:style-name="P16" text:outline-level="1"><text:span text:style-name="T4">État actuel du projet</text:span></text:h>
      <text:h text:style-name="Heading_20_2" text:outline-level="2"><text:span text:style-name="T4">État des composants</text:span></text:h>
      <text:p text:style-name="Text_20_body"><text:span text:style-name="T4"/></text:p>
      <text:p text:style-name="Text_20_body"><text:span text:style-name="T4"><text:tab/>Tout les composants ont été réalisés et validés excepté le composant permettant le paiement. Il est possible pour un client de réaliser une commande, toutefois les informations de paiement et le composant permettant de dialoguer avec la banque du client n'a pas été réalisé. L'équipe n'ayant pas les compétences et les moyens de réaliser ce composant, il apparaît nécessaire de passer par un prestataire et nous n'avons pas souhaité entamer les démarches pour le moment.</text:span></text:p>
      <text:p text:style-name="Text_20_body"><text:span text:style-name="T4"/></text:p>
      <text:h text:style-name="Heading_20_2" text:outline-level="2"><text:span text:style-name="T4">État des fonctionnalités</text:span></text:h>
      <text:p text:style-name="Text_20_body"><text:span text:style-name="T4"/></text:p>
      <text:p text:style-name="Text_20_body"><text:span text:style-name="T4"><text:tab/>Toutes les fonctionnalités ont été réalisées exceptée la récupération et l'affichage des statistiques du site dans la partie d'administration du site. Pour chaque fonctionnalité, nous avons réalisé des tests unitaires et des tests de service. Toutefois, nous avons seulement débuté la phase de mise en place de tests complets et automatiques via Mockito <text:s/>pour la partie serveur et via Karma, Jasmine et Angular Scenario pour la partie cliente.</text:span></text:p>
      <text:p text:style-name="Text_20_body"><text:span text:style-name="T4"/></text:p>
      <text:h text:style-name="Heading_20_2" text:outline-level="2"><text:span text:style-name="T4">Requis non-fonctionnels</text:span></text:h>
      <text:p text:style-name="Text_20_body"><text:span text:style-name="T4"/></text:p>
      <text:p text:style-name="Text_20_body"><text:span text:style-name="T4"><text:tab/>Actuellement certains requis non-fonctionnels ne sont pas encore pleinement satisfait. </text:span></text:p>
      <text:p text:style-name="Text_20_body"><text:span text:style-name="T4"><text:tab/>La compatibilité et l'accessibilité du site avec tout les navigateurs et toutes les supports prévus n'a pas complètement été testés mais la plupart des composants et fonctionnalités nécessaires ont été réalisées.</text:span></text:p>
      <text:p text:style-name="Text_20_body"><text:span text:style-name="T4"><text:tab/>La sécurité du site a presque entièrement réalisé. Seule la mise en place de certificats SSL permettant l'utilisation du protocole HTTPS pour sécuriser les données envoyés du client au serveur n'a pas encore été réalisé. L'équipe n'ayant pas les compétences et les moyens de réaliser ces certificats, il apparaît nécessaire de passer par un prestataire et nous n'avons pas souhaité entamer les démarches pour le moment.</text:span></text:p>
      <text:p text:style-name="Text_20_body"><text:span text:style-name="T4"><text:tab/>La disponibilité de notre site étant dépendant de la plate-forme sur laquelle ou lesquels le site est déployé et n'ayant pas pu réaliser les tests de charge sur la plate-forme qui nous était proposé. Ce problème est détaillé dans le chapitre 3 de ce document.</text:span></text:p>
      <text:h text:style-name="P16" text:outline-level="1"><text:span text:style-name="T4">Évaluation des performances du systèm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1cm" fo:margin-top="0cm" fo:margin-bottom="0cm" fo:text-indent="-0.76cm" style:auto-text-indent="false">
        <style:tab-stops/>
      </style:paragraph-properties>
      <style:text-properties fo:color="#999999" style:font-name="HelveticaNeueLT Std"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3" fo:font-size="14pt" style:font-size-asian="14pt" style:font-size-complex="14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3"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24"><draw:image xlink:href="Pictures/2000000100001B57000008BF193D3CE0.svm" xlink:type="simple" xlink:show="embed" xlink:actuate="onLoad"/></draw:frame><draw:rect text:anchor-type="paragraph" draw:z-index="6" draw:style-name="Mgr1" draw:text-style-name="MP1" svg:width="4.44cm" svg:height="1.352cm" svg:x="13.361cm" svg:y="-2.002cm"><text:p/></draw:rect><draw:rect text:anchor-type="paragraph" draw:z-index="12" draw:style-name="Mgr2" draw:text-style-name="MP1" svg:width="0.251cm" svg:height="29.699cm" svg:x="-2.002cm" svg:y="-2.002cm"><text:p/></draw:rect><draw:rect text:anchor-type="paragraph" draw:z-index="18" draw:style-name="Mgr3" draw:text-style-name="MP1" svg:width="3.315cm" svg:height="1.087cm" svg:x="15.685cm" svg:y="24.855cm"><text:p/></draw:rect></text:p>
      </style:header>
      <style:footer>
        <text:p text:style-name="MP2"><text:tab/><text:tab/><text:span text:style-name="MT1"><text:page-number text:select-page="current">4</text:page-number></text:span><text:span text:style-name="MT1">/</text:span><text:span text:style-name="MT1"><text:page-count>6</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23H47M13S</meta:editing-duration>
    <meta:editing-cycles>255</meta:editing-cycles>
    <meta:generator>OpenOffice.org/3.4$Win32 OpenOffice.org_project/340m1$Build-9590</meta:generator>
    <dc:date>2013-12-18T17:12:53.27</dc:date>
    <meta:document-statistic meta:table-count="1" meta:image-count="1" meta:object-count="0" meta:page-count="6" meta:paragraph-count="33" meta:word-count="632" meta:character-count="4080"/>
  </office:meta>
</office:document-meta>
</file>